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eda51" officeooo:paragraph-rsid="000eda51" style:font-weight-asian="normal" style:font-weight-complex="normal"/>
    </style:style>
    <style:style style:name="P3" style:family="paragraph" style:parent-style-name="Standard">
      <style:text-properties fo:font-weight="normal" officeooo:rsid="000eda51" officeooo:paragraph-rsid="000eda51" style:font-weight-asian="normal" style:font-weight-complex="normal"/>
    </style:style>
    <style:style style:name="P4" style:family="paragraph" style:parent-style-name="Standard">
      <style:text-properties fo:font-weight="normal" officeooo:rsid="000eda51" officeooo:paragraph-rsid="0010942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f47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f47b" style:font-weight-asian="bold" style:font-weight-complex="bold"/>
    </style:style>
    <style:style style:name="T5" style:family="text">
      <style:text-properties fo:font-weight="bold" officeooo:rsid="0010942d" style:font-weight-asian="bold" style:font-weight-complex="bold"/>
    </style:style>
    <style:style style:name="T6" style:family="text">
      <style:text-properties officeooo:rsid="000cf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Ripository :</text:span><text:span text:style-name="T6"> </text:span><text:a xlink:type="simple" xlink:href="https://waleedos.github.io/ElwalidELKHABOU_3_13062021/" text:style-name="Internet_20_link" text:visited-style-name="Visited_20_Internet_20_Link">https://waleedos.github.io/ElwalidELKHABOU_3_13062021/</text:a></text:p>
      <text:p text:style-name="Standard"/>
      <text:p text:style-name="Standard"/>
      <text:p text:style-name="Standard"><text:span text:style-name="T4">Page Befor :</text:span><text:span text:style-name="T2"> </text:span><text:a xlink:type="simple" xlink:href="https://waleedos.github.io/ElwalidELKHABOU_4_21072021/beforeChanges/" text:style-name="Internet_20_link" text:visited-style-name="Visited_20_Internet_20_Link"><text:span text:style-name="T1">https://waleedos.github.io/ElwalidELKHABOU_4_21072021/</text:span></text:a><text:a xlink:type="simple" xlink:href="https://waleedos.github.io/ElwalidELKHABOU_4_21072021/beforeChanges/" text:style-name="Internet_20_link" text:visited-style-name="Visited_20_Internet_20_Link"><text:span text:style-name="Strong_20_Emphasis"><text:span text:style-name="T1">beforeChanges</text:span></text:span></text:a><text:a xlink:type="simple" xlink:href="https://waleedos.github.io/ElwalidELKHABOU_4_21072021/beforeChanges/" text:style-name="Internet_20_link" text:visited-style-name="Visited_20_Internet_20_Link"><text:span text:style-name="T1">/</text:span></text:a></text:p>
      <text:p text:style-name="P1"/>
      <text:p text:style-name="P1"/>
      <text:p text:style-name="P2"><text:span text:style-name="T3">W3C :</text:span> <text:a xlink:type="simple" xlink:href="https://validator.w3.org/nu/?doc=https%3A%2F%2Fwaleedos.github.io%2FElwalidELKHABOU_4_21072021%2FbeforeChanges%2F&amp;showsource=yes" text:style-name="Internet_20_link" text:visited-style-name="Visited_20_Internet_20_Link">https://validator.w3.org/nu/?doc=https%3A%2F%2Fwaleedos.github.io%2FElwalidELKHABOU_4_21072021%2FbeforeChanges%2F&amp;showsource=yes</text:a></text:p>
      <text:p text:style-name="P2"/>
      <text:p text:style-name="P2"><text:span text:style-name="T3">W3C Plus détaillé :</text:span> <text:a xlink:type="simple" xlink:href="https://validator.w3.org/nu/?showsource=yes&amp;showoutline=yes&amp;showimagereport=yes&amp;checkerrorpages=yes&amp;useragent=Validator.nu%2FLV+http%3A%2F%2Fvalidator.w3.org%2Fservices&amp;acceptlanguage=&amp;doc=https%3A%2F%2Fwaleedos.github.io%2FElwalidELKHABOU_4_21072021%2FbeforeChanges%2F" text:style-name="Internet_20_link" text:visited-style-name="Visited_20_Internet_20_Link">https://validator.w3.org/nu/?showsource=yes&amp;showoutline=yes&amp;showimagereport=yes&amp;checkerrorpages=yes&amp;useragent=Validator.nu%2FLV+http%3A%2F%2Fvalidator.w3.org%2Fservices&amp;acceptlanguage=&amp;doc=https%3A%2F%2Fwaleedos.github.io%2FElwalidELKHABOU_4_21072021%2FbeforeChanges%2F</text:a></text:p>
      <text:p text:style-name="P2"/>
      <text:p text:style-name="P4"><text:span text:style-name="T3">W3C </text:span><text:span text:style-name="T5">pour CSS : </text:span><text:a xlink:type="simple" xlink:href="https://jigsaw.w3.org/css-validator/validator?uri=https%3A%2F%2Fwaleedos.github.io%2FElwalidELKHABOU_4_21072021%2FbeforeChanges%2F&amp;profile=css3svg&amp;usermedium=all&amp;warning=0&amp;vextwarning=&amp;lang=fr" text:style-name="Internet_20_link" text:visited-style-name="Visited_20_Internet_20_Link">https://jigsaw.w3.org/css-validator/validator?uri=https%3A%2F%2Fwaleedos.github.io%2FElwalidELKHABOU_4_21072021%2FbeforeChanges%2F&amp;profile=css3svg&amp;usermedium=all&amp;warning=0&amp;vextwarning=&amp;lang=fr</text:a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8:21:01.429430802</meta:creation-date>
    <dc:date>2021-08-02T18:45:45.184370148</dc:date>
    <meta:editing-duration>PT21M8S</meta:editing-duration>
    <meta:editing-cycles>4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5" meta:word-count="20" meta:character-count="778" meta:non-whitespace-character-count="763"/>
  </office:meta>
</office:document-meta>
</file>